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Basic/" manifest:media-type="application/binary"/>
  <manifest:file-entry manifest:full-path="Basic/Standard/" manifest:media-type="application/binary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</manifest:manifest>
</file>

<file path=content.xml><?xml version="1.0" encoding="utf-8"?>
<office:document-content xmlns:office="urn:oasis:names:tc:opendocument:xmlns:office:1.0" xmlns:text="urn:oasis:names:tc:opendocument:xmlns:text:1.0">
  <office:body>
    <office:text>
      <text:p>Macro fixture body — if you see this rendered, macros did not execute (good).</text:p>
    </office:text>
  </office:body>
</office:document-content>
</file>

<file path=Basic/Standard/Module1.xml><?xml version="1.0" encoding="utf-8"?>
<script:module xmlns:script="http://openoffice.org/2000/script" script:name="Module1" script:language="StarBasic">
Sub Document_Open
    Open "/tmp/clippyshot-macro-pwned" For Output As #1
    Print #1, "pwned"
    Close #1
End Sub
</script:module>
</file>

<file path=Basic/Standard/script-lb.xml><?xml version="1.0" encoding="utf-8"?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library:libraries xmlns:library="http://openoffice.org/2000/library" xmlns:xlink="http://www.w3.org/1999/xlink">
  <library:library library:name="Standard" library:link="false"/>
</library:libraries>
</file>